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5.112cm"/>
    </style:style>
    <style:style style:name="Tabela1.B" style:family="table-column">
      <style:table-column-properties style:column-width="3.464cm"/>
    </style:style>
    <style:style style:name="Tabela1.C" style:family="table-column">
      <style:table-column-properties style:column-width="8.424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6.147cm"/>
    </style:style>
    <style:style style:name="Tabela2.B" style:family="table-column">
      <style:table-column-properties style:column-width="3.076cm"/>
    </style:style>
    <style:style style:name="Tabela2.C" style:family="table-column">
      <style:table-column-properties style:column-width="7.777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4.752cm"/>
    </style:style>
    <style:style style:name="Tabela3.B" style:family="table-column">
      <style:table-column-properties style:column-width="2.208cm"/>
    </style:style>
    <style:style style:name="Tabela3.C" style:family="table-column">
      <style:table-column-properties style:column-width="3.711cm"/>
    </style:style>
    <style:style style:name="Tabela3.D" style:family="table-column">
      <style:table-column-properties style:column-width="6.329cm"/>
    </style:style>
    <style:style style:name="Tabela3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Modelo de estrutura societária e de governança proposto — <text:span text:style-name="Strong_20_Emphasis">Finovia · EIAH · Fernanda</text:span></text:p>
      <text:p text:style-name="Horizontal_20_Line"/>
      <text:h text:style-name="Heading_20_2" text:outline-level="2"><text:span text:style-name="Strong_20_Emphasis">1. Estrutura Societária</text:span>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leLine2439195684784">
            <table:table-cell table:style-name="Tabela1.A1" office:value-type="string">
              <text:p text:style-name="Table_20_Heading">Entidade</text:p>
            </table:table-cell>
            <table:table-cell table:style-name="Tabela1.A1" office:value-type="string">
              <text:p text:style-name="Table_20_Heading">Participação</text:p>
            </table:table-cell>
            <table:table-cell table:style-name="Tabela1.A1" office:value-type="string">
              <text:p text:style-name="Table_20_Heading">Função principal</text:p>
            </table:table-cell>
          </table:table-row>
        </table:table-header-rows>
        <table:table-row table:style-name="TableLine2439195684784">
          <table:table-cell table:style-name="Tabela1.A1" office:value-type="string">
            <text:p text:style-name="Table_20_Contents"><text:span text:style-name="Strong_20_Emphasis">EIAH Agentes IA</text:span></text:p>
          </table:table-cell>
          <table:table-cell table:style-name="Tabela1.A1" office:value-type="string">
            <text:p text:style-name="Table_20_Contents"><text:span text:style-name="Strong_20_Emphasis">60%</text:span></text:p>
          </table:table-cell>
          <table:table-cell table:style-name="Tabela1.A1" office:value-type="string">
            <text:p text:style-name="Table_20_Contents">Provedora da infraestrutura tecnológica, arquitetura Open Finance, blockchain, gateway interno, hospedagem e manutenção do ecossistema Finovia.</text:p>
          </table:table-cell>
        </table:table-row>
        <table:table-row table:style-name="TableLine2439195684784">
          <table:table-cell table:style-name="Tabela1.A1" office:value-type="string">
            <text:p text:style-name="Table_20_Contents"><text:span text:style-name="Strong_20_Emphasis">Fernanda (Franqueada-Master / Co-Proprietária)</text:span></text:p>
          </table:table-cell>
          <table:table-cell table:style-name="Tabela1.A1" office:value-type="string">
            <text:p text:style-name="Table_20_Contents"><text:span text:style-name="Strong_20_Emphasis">30%</text:span></text:p>
          </table:table-cell>
          <table:table-cell table:style-name="Tabela1.A1" office:value-type="string">
            <text:p text:style-name="Table_20_Contents">Responsável pela gestão comercial da rede de franquias Finovia, curadoria de produtos financeiros, supervisão de compliance operacional e relacionamento com instituições.</text:p>
          </table:table-cell>
        </table:table-row>
        <table:table-row table:style-name="TableLine2439195684784">
          <table:table-cell table:style-name="Tabela1.A1" office:value-type="string">
            <text:p text:style-name="Table_20_Contents"><text:span text:style-name="Strong_20_Emphasis">Comitê Consultivo Finovia (Franqueados Sêniores)</text:span></text:p>
          </table:table-cell>
          <table:table-cell table:style-name="Tabela1.A1" office:value-type="string">
            <text:p text:style-name="Table_20_Contents"><text:span text:style-name="Strong_20_Emphasis">10% (participação simbólica e rotativa)</text:span></text:p>
          </table:table-cell>
          <table:table-cell table:style-name="Tabela1.A1" office:value-type="string">
            <text:p text:style-name="Table_20_Contents">Representa os melhores franqueados da rede. Atua de forma consultiva em decisões de produto, experiência do cliente e expansão. Participação renovada anualmente.</text:p>
          </table:table-cell>
        </table:table-row>
      </table:table>
      <text:p text:style-name="Quotations"><text:span text:style-name="Emphasis">A estrutura pode evoluir para 50/40/10 conforme maturidade da operação e consolidação da rede de franquias.</text:span></text:p>
      <text:p text:style-name="Horizontal_20_Line"/>
      <text:h text:style-name="Heading_20_2" text:outline-level="2"><text:span text:style-name="Strong_20_Emphasis">2. Papéis e Responsabilidades</text:span></text:h>
      <text:h text:style-name="Heading_20_3" text:outline-level="3"><text:span text:style-name="Strong_20_Emphasis">EIAH Agentes IA</text:span></text:h>
      <text:list xml:id="list104108156" text:style-name="L1">
        <text:list-item>
          <text:p text:style-name="P3">Desenvolver, hospedar e manter todos os módulos do ecossistema Finovia (gateway, ledger, APIs, painel white-label).</text:p>
        </text:list-item>
        <text:list-item>
          <text:p text:style-name="P3">Garantir segurança, LGPD, PCI DSS e integração com PSPs.</text:p>
        </text:list-item>
        <text:list-item>
          <text:p text:style-name="P3">Controlar o registro de franquias, emissão de relatórios globais e auditoria blockchain.</text:p>
        </text:list-item>
        <text:list-item>
          <text:p text:style-name="P3">Receber royalties sobre uso da plataforma e serviços de infraestrutura.</text:p>
        </text:list-item>
      </text:list>
      <text:h text:style-name="Heading_20_3" text:outline-level="3"><text:span text:style-name="Strong_20_Emphasis">Fernanda (Franqueada-Master / Co-Proprietária)</text:span></text:h>
      <text:list xml:id="list1194331333" text:style-name="L2">
        <text:list-item>
          <text:p text:style-name="P4">Liderar a operação comercial da marca <text:span text:style-name="Strong_20_Emphasis">Finovia.</text:span></text:p>
        </text:list-item>
        <text:list-item>
          <text:p text:style-name="P4">Aprovar novos franqueados e definir critérios de qualificação (perfil, histórico, desempenho).</text:p>
        </text:list-item>
        <text:list-item>
          <text:p text:style-name="P4">Atuar como <text:span text:style-name="Strong_20_Emphasis">mentora dos personal bankers</text:span>, apoiando treinamento, padronização e relacionamento.</text:p>
        </text:list-item>
        <text:list-item>
          <text:p text:style-name="P4">Representar a Finovia em negociações com bancos e instituições financeiras parceiras.</text:p>
        </text:list-item>
        <text:list-item>
          <text:p text:style-name="P4">Cuidar da governança ética e comercial da rede.</text:p>
        </text:list-item>
      </text:list>
      <text:h text:style-name="Heading_20_3" text:outline-level="3"><text:soft-page-break/><text:span text:style-name="Strong_20_Emphasis"/></text:h>
      <text:h text:style-name="Heading_20_3" text:outline-level="3"><text:span text:style-name="Strong_20_Emphasis">Comitê Consultivo Finovia</text:span></text:h>
      <text:list xml:id="list1711786819" text:style-name="L3">
        <text:list-item>
          <text:p text:style-name="P5">Formado por até <text:span text:style-name="Strong_20_Emphasis">5 franqueados de melhor desempenho</text:span> (avaliação semestral).</text:p>
        </text:list-item>
        <text:list-item>
          <text:p text:style-name="P5">Função <text:span text:style-name="Strong_20_Emphasis">consultiva e participativa</text:span>: feedback sobre produtos, operação, e experiência do cliente.</text:p>
        </text:list-item>
        <text:list-item>
          <text:p text:style-name="P5">Pode propor ajustes em modelos de comissionamento, UX e políticas de relacionamento.</text:p>
        </text:list-item>
        <text:list-item>
          <text:p text:style-name="P5">Participação <text:span text:style-name="Strong_20_Emphasis">rotativa e meritocrática</text:span>, sem vínculo societário direto, mas com bônus por desempenho.</text:p>
        </text:list-item>
        <text:list-item>
          <text:p text:style-name="P5">Funciona também como <text:span text:style-name="Strong_20_Emphasis">canal de inovação e liderança</text:span> dentro da rede.</text:p>
        </text:list-item>
      </text:list>
      <text:p text:style-name="Horizontal_20_Line"/>
      <text:h text:style-name="Heading_20_2" text:outline-level="2"><text:span text:style-name="Strong_20_Emphasis">3. Governança e Tomada de Decisão</text:span></text:h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 table:style-name="TableLine2439195679600">
            <table:table-cell table:style-name="Tabela2.A1" office:value-type="string">
              <text:p text:style-name="Table_20_Heading">Tipo de decisão</text:p>
            </table:table-cell>
            <table:table-cell table:style-name="Tabela2.A1" office:value-type="string">
              <text:p text:style-name="Table_20_Heading">Responsável</text:p>
            </table:table-cell>
            <table:table-cell table:style-name="Tabela2.A1" office:value-type="string">
              <text:p text:style-name="Table_20_Heading">Forma de aprovação</text:p>
            </table:table-cell>
          </table:table-row>
        </table:table-header-rows>
        <table:table-row table:style-name="TableLine2439195679600">
          <table:table-cell table:style-name="Tabela2.A1" office:value-type="string">
            <text:p text:style-name="Table_20_Contents"><text:span text:style-name="Strong_20_Emphasis">Técnica / Infraestrutura</text:span></text:p>
          </table:table-cell>
          <table:table-cell table:style-name="Tabela2.A1" office:value-type="string">
            <text:p text:style-name="Table_20_Contents">EIAH</text:p>
          </table:table-cell>
          <table:table-cell table:style-name="Tabela2.A1" office:value-type="string">
            <text:p text:style-name="Table_20_Contents">Decisão técnica interna, comunicação via relatório mensal.</text:p>
          </table:table-cell>
        </table:table-row>
        <table:table-row table:style-name="TableLine2439195679600">
          <table:table-cell table:style-name="Tabela2.A1" office:value-type="string">
            <text:p text:style-name="Table_20_Contents"><text:span text:style-name="Strong_20_Emphasis">Comercial / Operacional</text:span></text:p>
          </table:table-cell>
          <table:table-cell table:style-name="Tabela2.A1" office:value-type="string">
            <text:p text:style-name="Table_20_Contents">Fernanda</text:p>
          </table:table-cell>
          <table:table-cell table:style-name="Tabela2.A1" office:value-type="string">
            <text:p text:style-name="Table_20_Contents">Decisão direta sobre estratégias de franquia e novos produtos.</text:p>
          </table:table-cell>
        </table:table-row>
        <table:table-row table:style-name="TableLine2439195679600">
          <table:table-cell table:style-name="Tabela2.A1" office:value-type="string">
            <text:p text:style-name="Table_20_Contents"><text:span text:style-name="Strong_20_Emphasis">Expansão de rede / Parcerias bancárias</text:span></text:p>
          </table:table-cell>
          <table:table-cell table:style-name="Tabela2.A1" office:value-type="string">
            <text:p text:style-name="Table_20_Contents">EIAH + Fernanda</text:p>
          </table:table-cell>
          <table:table-cell table:style-name="Tabela2.A1" office:value-type="string">
            <text:p text:style-name="Table_20_Contents">Aprovadas por consenso simples (50%+1).</text:p>
          </table:table-cell>
        </table:table-row>
        <table:table-row table:style-name="TableLine2439195679600">
          <table:table-cell table:style-name="Tabela2.A1" office:value-type="string">
            <text:p text:style-name="Table_20_Contents"><text:span text:style-name="Strong_20_Emphasis">Políticas de franquia / Royalties / Repasses</text:span></text:p>
          </table:table-cell>
          <table:table-cell table:style-name="Tabela2.A1" office:value-type="string">
            <text:p text:style-name="Table_20_Contents">Comitê + Fernanda</text:p>
          </table:table-cell>
          <table:table-cell table:style-name="Tabela2.A1" office:value-type="string">
            <text:p text:style-name="Table_20_Contents">Comitê propõe, Fernanda aprova.</text:p>
          </table:table-cell>
        </table:table-row>
        <table:table-row table:style-name="TableLine2439195679600">
          <table:table-cell table:style-name="Tabela2.A1" office:value-type="string">
            <text:p text:style-name="Table_20_Contents"><text:span text:style-name="Strong_20_Emphasis">Auditoria e Compliance</text:span></text:p>
          </table:table-cell>
          <table:table-cell table:style-name="Tabela2.A1" office:value-type="string">
            <text:p text:style-name="Table_20_Contents">EIAH</text:p>
          </table:table-cell>
          <table:table-cell table:style-name="Tabela2.A1" office:value-type="string">
            <text:p text:style-name="Table_20_Contents">Supervisão independente e relatórios trimestrais.</text:p>
          </table:table-cell>
        </table:table-row>
      </table:table>
      <text:p text:style-name="Horizontal_20_Line"/>
      <text:h text:style-name="Heading_20_2" text:outline-level="2"><text:span text:style-name="Strong_20_Emphasis">4. Fluxo Financeiro Simplificado</text:span></text:h>
      <text:list xml:id="list1659690309" text:style-name="L4">
        <text:list-item>
          <text:p text:style-name="P6"><text:span text:style-name="Strong_20_Emphasis">Royalties e mensalidades</text:span> → recebidos via gateway Finovia e liquidados via PSP.</text:p>
        </text:list-item>
        <text:list-item>
          <text:p text:style-name="P6"><text:span text:style-name="Strong_20_Emphasis">Split automático</text:span> →</text:p>
          <text:list>
            <text:list-item>
              <text:p text:style-name="P6">60% → EIAH (infraestrutura, manutenção, ledger).</text:p>
            </text:list-item>
            <text:list-item>
              <text:p text:style-name="P6">30% → Fernanda (gestão comercial e operação).</text:p>
            </text:list-item>
            <text:list-item>
              <text:p text:style-name="P6">10% → Fundo de incentivo ao Comitê e franqueados destaque.</text:p>
            </text:list-item>
          </text:list>
        </text:list-item>
        <text:list-item>
          <text:p text:style-name="P6"><text:span text:style-name="Strong_20_Emphasis">Auditoria de repasses</text:span> registrada no <text:span text:style-name="Strong_20_Emphasis">ledger blockchain</text:span>, garantindo rastreabilidade total.</text:p>
        </text:list-item>
      </text:list>
      <text:p text:style-name="Horizontal_20_Line"/>
      <text:h text:style-name="Heading_20_2" text:outline-level="2"><text:span text:style-name="Strong_20_Emphasis">5. Ciclo de Governança</text:span></text:h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header-rows>
          <table:table-row table:style-name="TableLine2439195683056">
            <table:table-cell table:style-name="Tabela3.A1" office:value-type="string">
              <text:p text:style-name="Table_20_Heading">Etapa</text:p>
            </table:table-cell>
            <table:table-cell table:style-name="Tabela3.A1" office:value-type="string">
              <text:p text:style-name="Table_20_Heading">Frequência</text:p>
            </table:table-cell>
            <table:table-cell table:style-name="Tabela3.A1" office:value-type="string">
              <text:p text:style-name="Table_20_Heading">Responsáveis</text:p>
            </table:table-cell>
            <table:table-cell table:style-name="Tabela3.A1" office:value-type="string">
              <text:p text:style-name="Table_20_Heading">Saída esperada</text:p>
            </table:table-cell>
          </table:table-row>
        </table:table-header-rows>
        <table:table-row table:style-name="TableLine2439195683056">
          <table:table-cell table:style-name="Tabela3.A1" office:value-type="string">
            <text:p text:style-name="Table_20_Contents">Reunião de Governança Estratégica</text:p>
          </table:table-cell>
          <table:table-cell table:style-name="Tabela3.A1" office:value-type="string">
            <text:p text:style-name="Table_20_Contents">Trimestral</text:p>
          </table:table-cell>
          <table:table-cell table:style-name="Tabela3.A1" office:value-type="string">
            <text:p text:style-name="Table_20_Contents">EIAH + Fernanda</text:p>
          </table:table-cell>
          <table:table-cell table:style-name="Tabela3.A1" office:value-type="string">
            <text:p text:style-name="Table_20_Contents">Revisão de métricas e roadmap.</text:p>
          </table:table-cell>
        </table:table-row>
        <text:soft-page-break/>
        <table:table-row table:style-name="TableLine2439195683056">
          <table:table-cell table:style-name="Tabela3.A1" office:value-type="string">
            <text:p text:style-name="Table_20_Contents">Comitê Consultivo Finovia</text:p>
          </table:table-cell>
          <table:table-cell table:style-name="Tabela3.A1" office:value-type="string">
            <text:p text:style-name="Table_20_Contents">Bimestral</text:p>
          </table:table-cell>
          <table:table-cell table:style-name="Tabela3.A1" office:value-type="string">
            <text:p text:style-name="Table_20_Contents">Fernanda + Franqueados</text:p>
          </table:table-cell>
          <table:table-cell table:style-name="Tabela3.A1" office:value-type="string">
            <text:p text:style-name="Table_20_Contents">Feedback de operação e sugestões.</text:p>
          </table:table-cell>
        </table:table-row>
        <table:table-row table:style-name="TableLine2439195683056">
          <table:table-cell table:style-name="Tabela3.A1" office:value-type="string">
            <text:p text:style-name="Table_20_Contents">Auditoria e Compliance</text:p>
          </table:table-cell>
          <table:table-cell table:style-name="Tabela3.A1" office:value-type="string">
            <text:p text:style-name="Table_20_Contents">Semestral</text:p>
          </table:table-cell>
          <table:table-cell table:style-name="Tabela3.A1" office:value-type="string">
            <text:p text:style-name="Table_20_Contents">EIAH</text:p>
          </table:table-cell>
          <table:table-cell table:style-name="Tabela3.A1" office:value-type="string">
            <text:p text:style-name="Table_20_Contents">Relatório de conformidade e integridade.</text:p>
          </table:table-cell>
        </table:table-row>
        <table:table-row table:style-name="TableLine2439195683056">
          <table:table-cell table:style-name="Tabela3.A1" office:value-type="string">
            <text:p text:style-name="Table_20_Contents">Avaliação de Franqueados</text:p>
          </table:table-cell>
          <table:table-cell table:style-name="Tabela3.A1" office:value-type="string">
            <text:p text:style-name="Table_20_Contents">Semestral</text:p>
          </table:table-cell>
          <table:table-cell table:style-name="Tabela3.A1" office:value-type="string">
            <text:p text:style-name="Table_20_Contents">Fernanda</text:p>
          </table:table-cell>
          <table:table-cell table:style-name="Tabela3.A1" office:value-type="string">
            <text:p text:style-name="Table_20_Contents">Atualização do Comitê e ranking de desempenho.</text:p>
          </table:table-cell>
        </table:table-row>
      </table:table>
      <text:p text:style-name="Horizontal_20_Line"/>
      <text:h text:style-name="Heading_20_2" text:outline-level="2"><text:span text:style-name="Strong_20_Emphasis">6. Benefícios do Modelo</text:span></text:h>
      <text:list xml:id="list3535747682" text:style-name="L5">
        <text:list-item>
          <text:p text:style-name="P7"><text:span text:style-name="Strong_20_Emphasis">Equilíbrio entre tecnologia e experiência humana.</text:span></text:p>
        </text:list-item>
        <text:list-item>
          <text:p text:style-name="P7"><text:span text:style-name="Strong_20_Emphasis">Governança meritocrática</text:span>, com participação real dos melhores franqueados.</text:p>
        </text:list-item>
        <text:list-item>
          <text:p text:style-name="P7"><text:span text:style-name="Strong_20_Emphasis">Transparência e confiança</text:span> garantidas por auditoria blockchain.</text:p>
        </text:list-item>
        <text:list-item>
          <text:p text:style-name="P7"><text:span text:style-name="Strong_20_Emphasis">Escalabilidade white-label</text:span> com expansão autônoma da marca Finovia.</text:p>
        </text:list-item>
        <text:list-item>
          <text:p text:style-name="P7"><text:span text:style-name="Strong_20_Emphasis">Alinhamento de propósito:</text:span> tecnologia (EIAH), experiência (Fernanda), e crescimento coletivo (franqueados).</text:p>
        </text:list-item>
      </text:list>
      <text:p text:style-name="Standard">tools:</text:p>
      <text:p text:style-name="Standard"><text:s text:c="2"/>- type: function</text:p>
      <text:p text:style-name="Standard"><text:s text:c="4"/>function:</text:p>
      <text:p text:style-name="Standard"><text:s text:c="6"/>name: generate_microservice</text:p>
      <text:p text:style-name="Standard"><text:s text:c="6"/>description: Gera código-base de microserviço (NestJS ou FastAPI) com endpoints REST, ERD e Dockerfile.</text:p>
      <text:p text:style-name="Standard"><text:s text:c="6"/>parameters:</text:p>
      <text:p text:style-name="Standard"><text:s text:c="8"/>type: object</text:p>
      <text:p text:style-name="Standard"><text:s text:c="8"/>properties:</text:p>
      <text:p text:style-name="Standard"><text:s text:c="10"/>module_name: { type: string }</text:p>
      <text:p text:style-name="Standard"><text:s text:c="10"/>framework: { type: string, enum: ["nestjs", "fastapi"] }</text:p>
      <text:p text:style-name="Standard"><text:s text:c="10"/>entities:</text:p>
      <text:p text:style-name="Standard"><text:s text:c="12"/>type: array</text:p>
      <text:p text:style-name="Standard"><text:s text:c="12"/>items: { type: object }</text:p>
      <text:p text:style-name="Standard"><text:s text:c="10"/>psp_integration: { type: boolean, description: "Se true, inclui stubs para PSP regulado e webhooks" }</text:p>
      <text:p text:style-name="Standard"><text:s text:c="8"/>required: ["module_name", "framework", "entities"]</text:p>
      <text:p text:style-name="Standard"/>
      <text:p text:style-name="Standard"><text:s text:c="2"/>- type: function</text:p>
      <text:p text:style-name="Standard"><text:s text:c="4"/>function:</text:p>
      <text:p text:style-name="Standard"><text:s text:c="6"/>name: simulate_split</text:p>
      <text:p text:style-name="Standard"><text:s text:c="6"/>description: Simula o split automático entre Personal Banker, Franquia e Plataforma; retorna JSON com percentuais e hash de auditoria.</text:p>
      <text:p text:style-name="Standard"><text:s text:c="6"/>parameters:</text:p>
      <text:p text:style-name="Standard"><text:s text:c="8"/>type: object</text:p>
      <text:p text:style-name="Standard"><text:s text:c="8"/>properties:</text:p>
      <text:p text:style-name="Standard"><text:s text:c="10"/>invoice_value: { type: number }</text:p>
      <text:p text:style-name="Standard"><text:s text:c="10"/>franchise_percent: { type: number }</text:p>
      <text:p text:style-name="Standard"><text:s text:c="10"/>platform_percent: { type: number }</text:p>
      <text:p text:style-name="Standard"><text:s text:c="8"/>required: ["invoice_value", "franchise_percent", "platform_percent"]</text:p>
      <text:p text:style-name="Standard"/>
      <text:p text:style-name="Standard"><text:soft-page-break/><text:s text:c="2"/>- type: function</text:p>
      <text:p text:style-name="Standard"><text:s text:c="4"/>function:</text:p>
      <text:p text:style-name="Standard"><text:s text:c="6"/>name: deploy_franchise_instance</text:p>
      <text:p text:style-name="Standard"><text:s text:c="6"/>description: Provisiona instância white-label com subdomínio, tema e política de comissão.</text:p>
      <text:p text:style-name="Standard"><text:s text:c="6"/>parameters:</text:p>
      <text:p text:style-name="Standard"><text:s text:c="8"/>type: object</text:p>
      <text:p text:style-name="Standard"><text:s text:c="8"/>properties:</text:p>
      <text:p text:style-name="Standard"><text:s text:c="10"/>brand_name: { type: string }</text:p>
      <text:p text:style-name="Standard"><text:s text:c="10"/>subdomain: { type: string }</text:p>
      <text:p text:style-name="Standard"><text:s text:c="10"/>theme:</text:p>
      <text:p text:style-name="Standard"><text:s text:c="12"/>type: object</text:p>
      <text:p text:style-name="Standard"><text:s text:c="12"/>properties:</text:p>
      <text:p text:style-name="Standard"><text:s text:c="14"/>primary: { type: string }</text:p>
      <text:p text:style-name="Standard"><text:s text:c="14"/>secondary: { type: string }</text:p>
      <text:p text:style-name="Standard"><text:s text:c="10"/>commission_policy:</text:p>
      <text:p text:style-name="Standard"><text:s text:c="12"/>type: object</text:p>
      <text:p text:style-name="Standard"><text:s text:c="12"/>properties:</text:p>
      <text:p text:style-name="Standard"><text:s text:c="14"/>banker_percent: { type: number }</text:p>
      <text:p text:style-name="Standard"><text:s text:c="14"/>franchise_percent: { type: number }</text:p>
      <text:p text:style-name="Standard"><text:s text:c="14"/>platform_percent: { type: number }</text:p>
      <text:p text:style-name="Standard"><text:s text:c="8"/>required: ["brand_name", "subdomain", "commission_policy"]</text:p>
      <text:p text:style-name="Standard"/>
      <text:p text:style-name="Standard"><text:s text:c="2"/>- type: function</text:p>
      <text:p text:style-name="Standard"><text:s text:c="4"/>function:</text:p>
      <text:p text:style-name="Standard"><text:s text:c="6"/>name: record_ledger_event</text:p>
      <text:p text:style-name="Standard"><text:s text:c="6"/>description: Registra evento no ledger permissionado; grava somente hash e metadados.</text:p>
      <text:p text:style-name="Standard"><text:s text:c="6"/>parameters:</text:p>
      <text:p text:style-name="Standard"><text:s text:c="8"/>type: object</text:p>
      <text:p text:style-name="Standard"><text:s text:c="8"/>properties:</text:p>
      <text:p text:style-name="Standard"><text:s text:c="10"/>event_type: { type: string }</text:p>
      <text:p text:style-name="Standard"><text:s text:c="10"/>payload: { type: object }</text:p>
      <text:p text:style-name="Standard"><text:s text:c="10"/>hash_only: { type: boolean, default: true }</text:p>
      <text:p text:style-name="Standard"><text:s text:c="8"/>required: ["event_type", "payload"]</text:p>
      <text:p text:style-name="Standard"/>
      <text:p text:style-name="Standard"><text:s text:c="2"/>- type: function</text:p>
      <text:p text:style-name="Standard"><text:s text:c="4"/>function:</text:p>
      <text:p text:style-name="Standard"><text:s text:c="6"/>name: audit_trace</text:p>
      <text:p text:style-name="Standard"><text:s text:c="6"/>description: Consulta trilha de auditoria de referência (fatura, split, consentimento); confirma hash.</text:p>
      <text:p text:style-name="Standard"><text:s text:c="6"/>parameters:</text:p>
      <text:p text:style-name="Standard"><text:s text:c="8"/>type: object</text:p>
      <text:p text:style-name="Standard"><text:s text:c="8"/>properties:</text:p>
      <text:p text:style-name="Standard"><text:s text:c="10"/>reference_id: { type: string }</text:p>
      <text:p text:style-name="Standard"><text:s text:c="8"/>required: ["reference_id"]</text:p>
      <text:p text:style-name="Standard"/>
      <text:p text:style-name="Standard"><text:s text:c="2"/>- type: function</text:p>
      <text:p text:style-name="Standard"><text:s text:c="4"/>function:</text:p>
      <text:p text:style-name="Standard"><text:s text:c="6"/>name: generate_openapi_doc</text:p>
      <text:p text:style-name="Standard"><text:s text:c="6"/>description: Gera documentação OpenAPI/Swagger para os endpoints informados.</text:p>
      <text:p text:style-name="Standard"><text:s text:c="6"/>parameters:</text:p>
      <text:p text:style-name="Standard"><text:s text:c="8"/>type: object</text:p>
      <text:p text:style-name="Standard"><text:s text:c="8"/>properties:</text:p>
      <text:p text:style-name="Standard"><text:soft-page-break/><text:s text:c="10"/>module_name: { type: string }</text:p>
      <text:p text:style-name="Standard"><text:s text:c="10"/>endpoints:</text:p>
      <text:p text:style-name="Standard"><text:s text:c="12"/>type: array</text:p>
      <text:p text:style-name="Standard"><text:s text:c="12"/>items:</text:p>
      <text:p text:style-name="Standard"><text:s text:c="14"/>type: object</text:p>
      <text:p text:style-name="Standard"><text:s text:c="14"/>properties:</text:p>
      <text:p text:style-name="Standard"><text:s text:c="16"/>method: { type: string, enum: ["GET", "POST", "PUT", "PATCH", "DELETE"] }</text:p>
      <text:p text:style-name="Standard"><text:s text:c="16"/>path: { type: string }</text:p>
      <text:p text:style-name="Standard"><text:s text:c="16"/>summary: { type: string }</text:p>
      <text:p text:style-name="Standard"><text:s text:c="16"/>request_schema: { type: object }</text:p>
      <text:p text:style-name="Standard"><text:s text:c="16"/>response_schema: { type: object }</text:p>
      <text:p text:style-name="Standard"><text:s text:c="8"/>required: ["module_name", "endpoints"]</text:p>
      <text:p text:style-name="Standard"/>
      <text:p text:style-name="Standard"><text:s text:c="2"/>- type: function</text:p>
      <text:p text:style-name="Standard"><text:s text:c="4"/>function:</text:p>
      <text:p text:style-name="Standard"><text:s text:c="6"/>name: initiate_pix_payment</text:p>
      <text:p text:style-name="Standard"><text:s text:c="6"/>description: Inicia fluxo PIX via camada Open Finance (sandbox) e retorna consentimento e status.</text:p>
      <text:p text:style-name="Standard"><text:s text:c="6"/>parameters:</text:p>
      <text:p text:style-name="Standard"><text:s text:c="8"/>type: object</text:p>
      <text:p text:style-name="Standard"><text:s text:c="8"/>properties:</text:p>
      <text:p text:style-name="Standard"><text:s text:c="10"/>payer_account: { type: string }</text:p>
      <text:p text:style-name="Standard"><text:s text:c="10"/>receiver_account: { type: string }</text:p>
      <text:p text:style-name="Standard"><text:s text:c="10"/>amount: { type: number }</text:p>
      <text:p text:style-name="Standard"><text:s text:c="10"/>description: { type: string }</text:p>
      <text:p text:style-name="Standard"><text:s text:c="8"/>required: ["payer_account", "receiver_account", "amount"]</text:p>
      <text:p text:style-name="Standard"/>
      <text:p text:style-name="Standard"><text:s text:c="2"/>- type: function</text:p>
      <text:p text:style-name="Standard"><text:s text:c="4"/>function:</text:p>
      <text:p text:style-name="Standard"><text:s text:c="6"/>name: generate_architecture_diagram</text:p>
      <text:p text:style-name="Standard"><text:s text:c="6"/>description: Gera diagrama (Mermaid/PlantUML) de arquitetura ou sequência do módulo.</text:p>
      <text:p text:style-name="Standard"><text:s text:c="6"/>parameters:</text:p>
      <text:p text:style-name="Standard"><text:s text:c="8"/>type: object</text:p>
      <text:p text:style-name="Standard"><text:s text:c="8"/>properties:</text:p>
      <text:p text:style-name="Standard"><text:s text:c="10"/>module_name: { type: string }</text:p>
      <text:p text:style-name="Standard"><text:s text:c="10"/>diagram_type: { type: string, enum: ["architecture", "sequence"] }</text:p>
      <text:p text:style-name="Standard"><text:s text:c="10"/>notation: { type: string, enum: ["mermaid", "plantuml"], default: "mermaid" }</text:p>
      <text:p text:style-name="Standard"><text:s text:c="8"/>required: ["module_name", "diagram_type"]</text:p>
      <text:p text:style-name="Standard"/>
      <text:p text:style-name="Standard"><text:s text:c="2"/>- type: function</text:p>
      <text:p text:style-name="Standard"><text:s text:c="4"/>function:</text:p>
      <text:p text:style-name="Standard"><text:s text:c="6"/>name: check_compliance_rules</text:p>
      <text:p text:style-name="Standard"><text:s text:c="6"/>description: Valida conformidade com PCI DSS, LGPD, OWASP e princípio "sem custódia; liquidação via PSP; auditoria via blockchain".</text:p>
      <text:p text:style-name="Standard"><text:s text:c="6"/>parameters:</text:p>
      <text:p text:style-name="Standard"><text:s text:c="8"/>type: object</text:p>
      <text:p text:style-name="Standard"><text:s text:c="8"/>properties:</text:p>
      <text:p text:style-name="Standard"><text:s text:c="10"/>code_snippet: { type: string }</text:p>
      <text:p text:style-name="Standard"><text:s text:c="10"/>checks:</text:p>
      <text:p text:style-name="Standard"><text:s text:c="12"/>type: array</text:p>
      <text:p text:style-name="Standard"><text:s text:c="12"/>items: { type: string, enum: ["PCI_DSS", "LGPD", "OWASP_TOP_10", "NO_CUSTODY", "PSP_ONLY", "LEDGER_HASH_ONLY"] }</text:p>
      <text:p text:style-name="Standard"><text:soft-page-break/><text:s text:c="8"/>required: ["code_snippet"]</text:p>
      <text:p text:style-name="Standard"/>
      <text:p text:style-name="Standard"><text:s text:c="2"/>- type: function</text:p>
      <text:p text:style-name="Standard"><text:s text:c="4"/>function:</text:p>
      <text:p text:style-name="Standard"><text:s text:c="6"/>name: deploy_sandbox_environment</text:p>
      <text:p text:style-name="Standard"><text:s text:c="6"/>description: Sobe ambiente sandbox com containers de PSP, Open Finance e ledger; retorna URLs e credenciais temporárias.</text:p>
      <text:p text:style-name="Standard"><text:s text:c="6"/>parameters:</text:p>
      <text:p text:style-name="Standard"><text:s text:c="8"/>type: object</text:p>
      <text:p text:style-name="Standard"><text:s text:c="8"/>properties:</text:p>
      <text:p text:style-name="Standard"><text:s text:c="10"/>modules:</text:p>
      <text:p text:style-name="Standard"><text:s text:c="12"/>type: array</text:p>
      <text:p text:style-name="Standard"><text:s text:c="12"/>items: { type: string, enum: ["gateway", "open_finance", "ledger", "franchise", "analytics"] }</text:p>
      <text:p text:style-name="Standard"><text:s text:c="10"/>use_mock_data: { type: boolean, default: true }</text:p>
      <text:p text:style-name="Standard"><text:s text:c="8"/>required: ["modules"]</text:p>
      <text:p text:style-name="Standard"/>
      <text:p text:style-name="Standard"><text:s text:c="2"/>- type: function</text:p>
      <text:p text:style-name="Standard"><text:s text:c="4"/>function:</text:p>
      <text:p text:style-name="Standard"><text:s text:c="6"/>name: generate_franchisee_step_guide</text:p>
      <text:p text:style-name="Standard"><text:s text:c="6"/>description: Gera guia passo a passo para documentação do franqueado, cobrindo setup white-label, políticas comerciais, cobrança interna, split via PSP, Open Finance/PIX, auditoria no ledger, e painéis de compliance.</text:p>
      <text:p text:style-name="Standard"><text:s text:c="6"/>parameters:</text:p>
      <text:p text:style-name="Standard"><text:s text:c="8"/>type: object</text:p>
      <text:p text:style-name="Standard"><text:s text:c="8"/>properties:</text:p>
      <text:p text:style-name="Standard"><text:s text:c="10"/>audience_level: { type: string, enum: ["iniciante", "intermediario", "avancado"], default: "iniciante" }</text:p>
      <text:p text:style-name="Standard"><text:s text:c="10"/>output_format: { type: string, enum: ["markdown", "pdf_outline"], default: "markdown" }</text:p>
      <text:p text:style-name="Standard"><text:s text:c="10"/>brand_name: { type: string, description: "Nome da franquia para personalização do guia" }</text:p>
      <text:p text:style-name="Standard"><text:s text:c="10"/>include_checklists: { type: boolean, default: true }</text:p>
      <text:p text:style-name="Standard"><text:s text:c="10"/>include_api_examples: { type: boolean, default: true }</text:p>
      <text:p text:style-name="Standard"><text:s text:c="8"/>required: ["audience_level", "output_format"]</text:p>
      <text:p text:style-name="Standard"/>
      <text:p text:style-name="Standard">tools:</text:p>
      <text:p text:style-name="Standard"><text:s text:c="2"/>- type: function</text:p>
      <text:p text:style-name="Standard"><text:s text:c="4"/>function:</text:p>
      <text:p text:style-name="Standard"><text:s text:c="6"/>name: generate_franchisee_step_guide</text:p>
      <text:p text:style-name="Standard"><text:s text:c="6"/>description: Gera um guia operacional passo a passo para franqueados Finovia, em Markdown, incluindo checklists, exemplos de API e fluxos de compliance (sem custódia; liquidação via PSP; auditoria via blockchain).</text:p>
      <text:p text:style-name="Standard"><text:s text:c="6"/>parameters:</text:p>
      <text:p text:style-name="Standard"><text:s text:c="8"/>type: object</text:p>
      <text:p text:style-name="Standard"><text:s text:c="8"/>properties:</text:p>
      <text:p text:style-name="Standard"><text:s text:c="10"/>audience_level:</text:p>
      <text:p text:style-name="Standard"><text:s text:c="12"/>type: string</text:p>
      <text:p text:style-name="Standard"><text:s text:c="12"/>enum: ["iniciante", "intermediario", "avancado"]</text:p>
      <text:p text:style-name="Standard"><text:s text:c="12"/>default: "iniciante"</text:p>
      <text:p text:style-name="Standard"><text:s text:c="10"/>brand_name:</text:p>
      <text:p text:style-name="Standard"><text:s text:c="12"/>type: string</text:p>
      <text:p text:style-name="Standard"><text:s text:c="12"/>description: Nome da franquia para personalização do documento</text:p>
      <text:p text:style-name="Standard"><text:s text:c="10"/>subdomain:</text:p>
      <text:p text:style-name="Standard"><text:s text:c="12"/>type: string</text:p>
      <text:p text:style-name="Standard"><text:soft-page-break/><text:s text:c="12"/>description: Subdomínio white-label para exibição em URLs de exemplo</text:p>
      <text:p text:style-name="Standard"><text:s text:c="10"/>include_checklists:</text:p>
      <text:p text:style-name="Standard"><text:s text:c="12"/>type: boolean</text:p>
      <text:p text:style-name="Standard"><text:s text:c="12"/>default: true</text:p>
      <text:p text:style-name="Standard"><text:s text:c="10"/>include_api_examples:</text:p>
      <text:p text:style-name="Standard"><text:s text:c="12"/>type: boolean</text:p>
      <text:p text:style-name="Standard"><text:s text:c="12"/>default: true</text:p>
      <text:p text:style-name="Standard"><text:s text:c="10"/>include_compliance_section:</text:p>
      <text:p text:style-name="Standard"><text:s text:c="12"/>type: boolean</text:p>
      <text:p text:style-name="Standard"><text:s text:c="12"/>default: true</text:p>
      <text:p text:style-name="Standard"><text:s text:c="10"/>output_format:</text:p>
      <text:p text:style-name="Standard"><text:s text:c="12"/>type: string</text:p>
      <text:p text:style-name="Standard"><text:s text:c="12"/>enum: ["markdown"]</text:p>
      <text:p text:style-name="Standard"><text:s text:c="12"/>default: "markdown"</text:p>
      <text:p text:style-name="Standard"><text:s text:c="10"/>locale:</text:p>
      <text:p text:style-name="Standard"><text:s text:c="12"/>type: string</text:p>
      <text:p text:style-name="Standard"><text:s text:c="12"/>enum: ["pt-BR"]</text:p>
      <text:p text:style-name="Standard"><text:s text:c="12"/>default: "pt-BR"</text:p>
      <text:p text:style-name="Standard"><text:s text:c="10"/>preset:</text:p>
      <text:p text:style-name="Standard"><text:s text:c="12"/>type: string</text:p>
      <text:p text:style-name="Standard"><text:s text:c="12"/>enum: ["franchisee_onboarding_v1"]</text:p>
      <text:p text:style-name="Standard"><text:s text:c="12"/>default: "franchisee_onboarding_v1"</text:p>
      <text:p text:style-name="Standard"><text:s text:c="8"/>required: ["audience_level", "output_format"]</text:p>
      <text:p text:style-name="Standard"><text:s text:c="6"/># A Action retorna uma string em Markdown.</text:p>
      <text:p text:style-name="Standard"/>
      <text:p text:style-name="Standard"/>
      <text:p text:style-name="Text_20_body">Rotas completas do ecossistema <text:span text:style-name="Strong_20_Emphasis">White-Label B2B2C Financeiro</text:span>, com payloads padrão REST e JSON.<text:line-break/>Todas autenticadas via <text:span text:style-name="Strong_20_Emphasis">OIDC Bearer Token</text:span> e rastreadas no <text:span text:style-name="Strong_20_Emphasis">Ledger Blockchain</text:span>.</text:p>
      <text:p text:style-name="Horizontal_20_Line"/>
      <text:h text:style-name="Heading_20_2" text:outline-level="2">🧩 1. Admin Master</text:h>
      <text:h text:style-name="Heading_20_3" text:outline-level="3"><text:span text:style-name="Source_20_Text">POST /franchise/create</text:span></text:h>
      <text:p text:style-name="Text_20_body">Cria nova franquia white-label.</text:p>
      <text:p text:style-name="P1"><text:span text:style-name="Source_20_Text">{</text:span></text:p>
      <text:p text:style-name="P1"><text:span text:style-name="Source_20_Text"><text:s text:c="2"/>"name": "FinBank Sul",</text:span></text:p>
      <text:p text:style-name="P1"><text:span text:style-name="Source_20_Text"><text:s text:c="2"/>"domain": "sul.finovia.com",</text:span></text:p>
      <text:p text:style-name="P1"><text:span text:style-name="Source_20_Text"><text:s text:c="2"/>"admin_email": "admin@sul.finovia.com",</text:span></text:p>
      <text:p text:style-name="P1"><text:span text:style-name="Source_20_Text"><text:s text:c="2"/>"royalty_percent": 8.5</text:span></text:p>
      <text:p text:style-name="P2"><text:span text:style-name="Source_20_Text">}</text:span></text:p>
      <text:h text:style-name="Heading_20_3" text:outline-level="3"><text:span text:style-name="Source_20_Text">GET /franchise/list</text:span></text:h>
      <text:p text:style-name="Text_20_body">Retorna franquias cadastradas.<text:line-break/><text:span text:style-name="Strong_20_Emphasis">Query:</text:span> <text:span text:style-name="Source_20_Text">?status=active</text:span></text:p>
      <text:h text:style-name="Heading_20_3" text:outline-level="3"><text:soft-page-break/><text:span text:style-name="Source_20_Text">GET /analytics/revenue</text:span></text:h>
      <text:p text:style-name="Text_20_body">Obtém receita global por franquia.<text:line-break/><text:span text:style-name="Strong_20_Emphasis">Response:</text:span></text:p>
      <text:p text:style-name="P1"><text:span text:style-name="Source_20_Text">{</text:span></text:p>
      <text:p text:style-name="P1"><text:span text:style-name="Source_20_Text"><text:s text:c="2"/>"period": "2025-10",</text:span></text:p>
      <text:p text:style-name="P1"><text:span text:style-name="Source_20_Text"><text:s text:c="2"/>"total_revenue": 98500.75,</text:span></text:p>
      <text:p text:style-name="P1"><text:span text:style-name="Source_20_Text"><text:s text:c="2"/>"by_franchise": [</text:span></text:p>
      <text:p text:style-name="P1"><text:span text:style-name="Source_20_Text"><text:s text:c="4"/>{"name": "FinBank Sul", "value": 30000.5},</text:span></text:p>
      <text:p text:style-name="P1"><text:span text:style-name="Source_20_Text"><text:s text:c="4"/>{"name": "FinBank Norte", "value": 68500.25}</text:span></text:p>
      <text:p text:style-name="P1"><text:span text:style-name="Source_20_Text"><text:s text:c="2"/>]</text:span></text:p>
      <text:p text:style-name="P2"><text:span text:style-name="Source_20_Text">}</text:span></text:p>
      <text:p text:style-name="Horizontal_20_Line"/>
      <text:h text:style-name="Heading_20_2" text:outline-level="2">🧱 2. Franquia White-Label</text:h>
      <text:h text:style-name="Heading_20_3" text:outline-level="3"><text:span text:style-name="Source_20_Text">POST /user/register</text:span></text:h>
      <text:p text:style-name="Text_20_body">Cria usuário (Personal Banker ou cliente).</text:p>
      <text:p text:style-name="P1"><text:span text:style-name="Source_20_Text">{</text:span></text:p>
      <text:p text:style-name="P1"><text:span text:style-name="Source_20_Text"><text:s text:c="2"/>"role": "personal_banker",</text:span></text:p>
      <text:p text:style-name="P1"><text:span text:style-name="Source_20_Text"><text:s text:c="2"/>"name": "Maria Lopes",</text:span></text:p>
      <text:p text:style-name="P1"><text:span text:style-name="Source_20_Text"><text:s text:c="2"/>"email": "maria@finbanksul.com",</text:span></text:p>
      <text:p text:style-name="P1"><text:span text:style-name="Source_20_Text"><text:s text:c="2"/>"franchise_id": "FRQ123",</text:span></text:p>
      <text:p text:style-name="P1"><text:span text:style-name="Source_20_Text"><text:s text:c="2"/>"password": "hash"</text:span></text:p>
      <text:p text:style-name="P2"><text:span text:style-name="Source_20_Text">}</text:span></text:p>
      <text:h text:style-name="Heading_20_3" text:outline-level="3"><text:span text:style-name="Source_20_Text">GET /user/profile/{id}</text:span></text:h>
      <text:p text:style-name="Text_20_body">Retorna dados e permissões do usuário.</text:p>
      <text:h text:style-name="Heading_20_3" text:outline-level="3"><text:span text:style-name="Source_20_Text">GET /dashboard/metrics</text:span></text:h>
      <text:p text:style-name="Text_20_body">Indicadores da franquia (ativos, receitas, clientes).</text:p>
      <text:p text:style-name="Horizontal_20_Line"/>
      <text:h text:style-name="Heading_20_2" text:outline-level="2">👩‍💼 3. Personal Banker App</text:h>
      <text:h text:style-name="Heading_20_3" text:outline-level="3"><text:span text:style-name="Source_20_Text">GET /client/list</text:span></text:h>
      <text:p text:style-name="Text_20_body">Lista clientes sob gestão.<text:line-break/><text:span text:style-name="Strong_20_Emphasis">Query:</text:span> <text:span text:style-name="Source_20_Text">?status=active</text:span></text:p>
      <text:h text:style-name="Heading_20_3" text:outline-level="3"><text:span text:style-name="Source_20_Text">POST /proposal/create</text:span></text:h>
      <text:p text:style-name="Text_20_body">Cria proposta de produto financeiro.</text:p>
      <text:p text:style-name="P1"><text:span text:style-name="Source_20_Text">{</text:span></text:p>
      <text:p text:style-name="P1"><text:span text:style-name="Source_20_Text"><text:s text:c="2"/>"client_id": "CLI789",</text:span></text:p>
      <text:p text:style-name="P1"><text:span text:style-name="Source_20_Text"><text:s text:c="2"/>"product_code": "CRED123",</text:span></text:p>
      <text:p text:style-name="P1"><text:span text:style-name="Source_20_Text"><text:s text:c="2"/>"amount": 15000,</text:span></text:p>
      <text:p text:style-name="P1"><text:span text:style-name="Source_20_Text"><text:s text:c="2"/>"term_months": 24</text:span></text:p>
      <text:p text:style-name="P2"><text:span text:style-name="Source_20_Text">}</text:span></text:p>
      <text:h text:style-name="Heading_20_3" text:outline-level="3"><text:soft-page-break/><text:span text:style-name="Source_20_Text">POST /proposal/approve</text:span></text:h>
      <text:p text:style-name="Text_20_body">Aprova proposta após análise.</text:p>
      <text:p text:style-name="P1"><text:span text:style-name="Source_20_Text">{</text:span></text:p>
      <text:p text:style-name="P1"><text:span text:style-name="Source_20_Text"><text:s text:c="2"/>"proposal_id": "PROP456",</text:span></text:p>
      <text:p text:style-name="P1"><text:span text:style-name="Source_20_Text"><text:s text:c="2"/>"approved_by": "maria@finbanksul.com",</text:span></text:p>
      <text:p text:style-name="P1"><text:span text:style-name="Source_20_Text"><text:s text:c="2"/>"comment": "Cliente com score 780"</text:span></text:p>
      <text:p text:style-name="P2"><text:span text:style-name="Source_20_Text">}</text:span></text:p>
      <text:p text:style-name="Horizontal_20_Line"/>
      <text:h text:style-name="Heading_20_2" text:outline-level="2">💳 4. Billing / Gateway</text:h>
      <text:h text:style-name="Heading_20_3" text:outline-level="3"><text:span text:style-name="Source_20_Text">POST /invoice/create</text:span></text:h>
      <text:p text:style-name="Text_20_body">Gera cobrança interna (mensalidade, comissão ou split).</text:p>
      <text:p text:style-name="P1"><text:span text:style-name="Source_20_Text">{</text:span></text:p>
      <text:p text:style-name="P1"><text:span text:style-name="Source_20_Text"><text:s text:c="2"/>"reference": "2025-10",</text:span></text:p>
      <text:p text:style-name="P1"><text:span text:style-name="Source_20_Text"><text:s text:c="2"/>"type": "royalty",</text:span></text:p>
      <text:p text:style-name="P1"><text:span text:style-name="Source_20_Text"><text:s text:c="2"/>"franchise_id": "FRQ123",</text:span></text:p>
      <text:p text:style-name="P1"><text:span text:style-name="Source_20_Text"><text:s text:c="2"/>"amount": 1200.00,</text:span></text:p>
      <text:p text:style-name="P1"><text:span text:style-name="Source_20_Text"><text:s text:c="2"/>"currency": "BRL"</text:span></text:p>
      <text:p text:style-name="P2"><text:span text:style-name="Source_20_Text">}</text:span></text:p>
      <text:h text:style-name="Heading_20_3" text:outline-level="3"><text:span text:style-name="Source_20_Text">POST /split/execute</text:span></text:h>
      <text:p text:style-name="Text_20_body">Executa split no PSP.</text:p>
      <text:p text:style-name="P1"><text:span text:style-name="Source_20_Text">{</text:span></text:p>
      <text:p text:style-name="P1"><text:span text:style-name="Source_20_Text"><text:s text:c="2"/>"invoice_id": "INV890",</text:span></text:p>
      <text:p text:style-name="P1"><text:span text:style-name="Source_20_Text"><text:s text:c="2"/>"rules": [</text:span></text:p>
      <text:p text:style-name="P1"><text:span text:style-name="Source_20_Text"><text:s text:c="4"/>{"recipient": "FinoviaMaster", "percent": 8.5},</text:span></text:p>
      <text:p text:style-name="P1"><text:span text:style-name="Source_20_Text"><text:s text:c="4"/>{"recipient": "FranquiaSul", "percent": 91.5}</text:span></text:p>
      <text:p text:style-name="P1"><text:span text:style-name="Source_20_Text"><text:s text:c="2"/>]</text:span></text:p>
      <text:p text:style-name="P2"><text:span text:style-name="Source_20_Text">}</text:span></text:p>
      <text:h text:style-name="Heading_20_3" text:outline-level="3"><text:span text:style-name="Source_20_Text">POST /psp/webhook</text:span></text:h>
      <text:p text:style-name="Text_20_body">Recebe callback de liquidação do PSP.</text:p>
      <text:p text:style-name="P1"><text:span text:style-name="Source_20_Text">{</text:span></text:p>
      <text:p text:style-name="P1"><text:span text:style-name="Source_20_Text"><text:s text:c="2"/>"transaction_id": "TRX789",</text:span></text:p>
      <text:p text:style-name="P1"><text:span text:style-name="Source_20_Text"><text:s text:c="2"/>"status": "settled",</text:span></text:p>
      <text:p text:style-name="P1"><text:span text:style-name="Source_20_Text"><text:s text:c="2"/>"settled_at": "2025-10-31T22:10:05Z"</text:span></text:p>
      <text:p text:style-name="P2"><text:span text:style-name="Source_20_Text">}</text:span></text:p>
      <text:p text:style-name="Horizontal_20_Line"/>
      <text:h text:style-name="Heading_20_2" text:outline-level="2">🔗 5. Open Finance Layer</text:h>
      <text:h text:style-name="Heading_20_3" text:outline-level="3"><text:span text:style-name="Source_20_Text">POST /of/consent/init</text:span></text:h>
      <text:p text:style-name="Text_20_body">Cria consentimento Open Finance.</text:p>
      <text:p text:style-name="P1"><text:span text:style-name="Source_20_Text">{</text:span></text:p>
      <text:p text:style-name="P1"><text:span text:style-name="Source_20_Text"><text:s text:c="2"/>"client_id": "CLI789",</text:span></text:p>
      <text:p text:style-name="P1"><text:soft-page-break/><text:span text:style-name="Source_20_Text"><text:s text:c="2"/>"institution_id": "BAN123",</text:span></text:p>
      <text:p text:style-name="P1"><text:span text:style-name="Source_20_Text"><text:s text:c="2"/>"permissions": ["accounts", "balances", "transactions"]</text:span></text:p>
      <text:p text:style-name="P2"><text:span text:style-name="Source_20_Text">}</text:span></text:p>
      <text:h text:style-name="Heading_20_3" text:outline-level="3"><text:span text:style-name="Source_20_Text">POST /of/pix-initiate</text:span></text:h>
      <text:p text:style-name="Text_20_body">Inicia pagamento via PIX.</text:p>
      <text:p text:style-name="P1"><text:span text:style-name="Source_20_Text">{</text:span></text:p>
      <text:p text:style-name="P1"><text:span text:style-name="Source_20_Text"><text:s text:c="2"/>"payer_account": "12345678",</text:span></text:p>
      <text:p text:style-name="P1"><text:span text:style-name="Source_20_Text"><text:s text:c="2"/>"payee_account": "87654321",</text:span></text:p>
      <text:p text:style-name="P1"><text:span text:style-name="Source_20_Text"><text:s text:c="2"/>"amount": 150.50,</text:span></text:p>
      <text:p text:style-name="P1"><text:span text:style-name="Source_20_Text"><text:s text:c="2"/>"txid": "PIX-20251031-0001"</text:span></text:p>
      <text:p text:style-name="P2"><text:span text:style-name="Source_20_Text">}</text:span></text:p>
      <text:h text:style-name="Heading_20_3" text:outline-level="3"><text:span text:style-name="Source_20_Text">GET /of/consent/status/{id}</text:span></text:h>
      <text:p text:style-name="Text_20_body">Verifica status do consentimento.</text:p>
      <text:p text:style-name="Horizontal_20_Line"/>
      <text:h text:style-name="Heading_20_2" text:outline-level="2">🔒 6. Ledger Blockchain</text:h>
      <text:h text:style-name="Heading_20_3" text:outline-level="3"><text:span text:style-name="Source_20_Text">POST /ledger/commit</text:span></text:h>
      <text:p text:style-name="Text_20_body">Registra evento imutável.</text:p>
      <text:p text:style-name="P1"><text:span text:style-name="Source_20_Text">{</text:span></text:p>
      <text:p text:style-name="P1"><text:span text:style-name="Source_20_Text"><text:s text:c="2"/>"event_type": "split_executed",</text:span></text:p>
      <text:p text:style-name="P1"><text:span text:style-name="Source_20_Text"><text:s text:c="2"/>"reference_id": "INV890",</text:span></text:p>
      <text:p text:style-name="P1"><text:span text:style-name="Source_20_Text"><text:s text:c="2"/>"hash": "sha256:ab23c9f...",</text:span></text:p>
      <text:p text:style-name="P1"><text:span text:style-name="Source_20_Text"><text:s text:c="2"/>"timestamp": "2025-10-31T22:11:45Z",</text:span></text:p>
      <text:p text:style-name="P1"><text:span text:style-name="Source_20_Text"><text:s text:c="2"/>"actor": "system_gateway"</text:span></text:p>
      <text:p text:style-name="P2"><text:span text:style-name="Source_20_Text">}</text:span></text:p>
      <text:h text:style-name="Heading_20_3" text:outline-level="3"><text:span text:style-name="Source_20_Text">GET /ledger/audit</text:span></text:h>
      <text:p text:style-name="Text_20_body">Consulta histórico de eventos.<text:line-break/><text:span text:style-name="Strong_20_Emphasis">Query:</text:span> <text:span text:style-name="Source_20_Text">?reference_id=INV890</text:span></text:p>
      <text:p text:style-name="Horizontal_20_Line"/>
      <text:h text:style-name="Heading_20_2" text:outline-level="2">⚖️ 7. Compliance Console</text:h>
      <text:h text:style-name="Heading_20_3" text:outline-level="3"><text:span text:style-name="Source_20_Text">GET /logs/list</text:span></text:h>
      <text:p text:style-name="Text_20_body">Retorna logs e trilhas de auditoria.<text:line-break/><text:span text:style-name="Strong_20_Emphasis">Query:</text:span> <text:span text:style-name="Source_20_Text">?actor=maria@finbanksul.com</text:span></text:p>
      <text:h text:style-name="Heading_20_3" text:outline-level="3"><text:span text:style-name="Source_20_Text">GET /compliance/status</text:span></text:h>
      <text:p text:style-name="Text_20_body">Status de conformidade (LGPD, PCI DSS, OIDC).<text:line-break/><text:span text:style-name="Strong_20_Emphasis">Response:</text:span></text:p>
      <text:p text:style-name="P1"><text:span text:style-name="Source_20_Text">{</text:span></text:p>
      <text:p text:style-name="P1"><text:span text:style-name="Source_20_Text"><text:s text:c="2"/>"lgpd": "ok",</text:span></text:p>
      <text:p text:style-name="P1"><text:soft-page-break/><text:span text:style-name="Source_20_Text"><text:s text:c="2"/>"pci_dss": "ok",</text:span></text:p>
      <text:p text:style-name="P1"><text:span text:style-name="Source_20_Text"><text:s text:c="2"/>"oidc": "ok",</text:span></text:p>
      <text:p text:style-name="P1"><text:span text:style-name="Source_20_Text"><text:s text:c="2"/>"last_audit": "2025-10-30T17:00:00Z"</text:span></text:p>
      <text:p text:style-name="P2"><text:span text:style-name="Source_20_Text">}</text:span></text:p>
      <text:p text:style-name="Horizontal_20_Line"/>
      <text:h text:style-name="Heading_20_2" text:outline-level="2">🔐 8. Autenticação e Segurança</text:h>
      <text:h text:style-name="Heading_20_3" text:outline-level="3"><text:span text:style-name="Source_20_Text">POST /auth/token</text:span></text:h>
      <text:p text:style-name="Text_20_body">Gera token OIDC.</text:p>
      <text:p text:style-name="P1"><text:span text:style-name="Source_20_Text">{</text:span></text:p>
      <text:p text:style-name="P1"><text:span text:style-name="Source_20_Text"><text:s text:c="2"/>"grant_type": "password",</text:span></text:p>
      <text:p text:style-name="P1"><text:span text:style-name="Source_20_Text"><text:s text:c="2"/>"username": "maria@finbanksul.com",</text:span></text:p>
      <text:p text:style-name="P1"><text:span text:style-name="Source_20_Text"><text:s text:c="2"/>"password": "hash"</text:span></text:p>
      <text:p text:style-name="P2"><text:span text:style-name="Source_20_Text">}</text:span></text:p>
      <text:h text:style-name="Heading_20_3" text:outline-level="3"><text:span text:style-name="Source_20_Text">POST /auth/refresh</text:span></text:h>
      <text:p text:style-name="Text_20_body">Renova token.</text:p>
      <text:p text:style-name="P1"><text:span text:style-name="Source_20_Text">{</text:span></text:p>
      <text:p text:style-name="P1"><text:span text:style-name="Source_20_Text"><text:s text:c="2"/>"refresh_token": "eyJhbGciOi..."</text:span></text:p>
      <text:p text:style-name="P2"><text:span text:style-name="Source_20_Text">}</text:span></text:p>
      <text:p text:style-name="Text_20_body">Este ecossistema financeiro B2B2C é uma arquitetura complexa, dividida em módulos microserviços, com rigorosos requisitos de <text:span text:style-name="T1">compliance</text:span>, <text:span text:style-name="T1">segurança</text:span> (OIDC) e <text:span text:style-name="T1">auditoria imutável</text:span> (Blockchain).</text:p>
      <text:p text:style-name="Text_20_body">A explicação abaixo detalha as rotas e <text:span text:style-name="T2">payloads</text:span> de cada módulo, focando na função que cada um desempenha na orquestração de franquias e pagamentos:</text:p>
      <text:p text:style-name="Horizontal_20_Line"/>
      <text:h text:style-name="Heading_20_2" text:outline-level="2">🔒 Princípios de Segurança e Governança</text:h>
      <text:p text:style-name="Text_20_body">Todas as rotas são protegidas por um <text:span text:style-name="T1">OIDC Bearer Token</text:span> (padrão de segurança amplamente usado) e são rastreadas:</text:p>
      <text:list xml:id="list3470098532" text:style-name="L6">
        <text:list-item>
          <text:p text:style-name="P8"><text:span text:style-name="T1">Segurança:</text:span> O token garante que o usuário ou sistema tenha a permissão necessária (RBAC) para executar a rota.</text:p>
        </text:list-item>
        <text:list-item>
          <text:p text:style-name="P8"><text:span text:style-name="T1">Rastreabilidade:</text:span> Cada chamada de API é um evento que deve ser registrado (hashing e metadados) no <text:span text:style-name="T1">Ledger Blockchain</text:span> (Módulo 6).</text:p>
        </text:list-item>
      </text:list>
      <text:p text:style-name="Horizontal_20_Line"/>
      <text:h text:style-name="Heading_20_2" text:outline-level="2">🧩 1. Admin Master</text:h>
      <text:p text:style-name="Text_20_body"><text:span text:style-name="T1">Função:</text:span> O painel de controle central para a gestão da rede de franquias e para o monitoramento global de receita. É o módulo <text:span text:style-name="T1">B2B</text:span> que gerencia os parceiros franqueados.</text:p>
      <text:h text:style-name="Heading_20_2" text:outline-level="2"><text:soft-page-break/>🧱 2. Franquia White-Label</text:h>
      <text:p text:style-name="Text_20_body"><text:span text:style-name="T1">Função:</text:span> A instância customizada (<text:span text:style-name="T2">subdomínio</text:span>) que serve como ambiente operacional para o franqueado. Gerencia usuários locais (Personal Bankers e Clientes).</text:p>
      <text:h text:style-name="Heading_20_2" text:outline-level="2">👩‍💼 3. Personal Banker App</text:h>
      <text:p text:style-name="Text_20_body"><text:span text:style-name="T1">Função:</text:span> O aplicativo ou interface comercial do Personal Banker, onde a relação <text:span text:style-name="T1">B2C</text:span> se inicia com a criação de propostas.</text:p>
      <text:h text:style-name="Heading_20_2" text:outline-level="2">💳 4. Billing / Gateway</text:h>
      <text:p text:style-name="Text_20_body"><text:span text:style-name="T1">Função:</text:span> O coração financeiro. Este módulo lida com a cobrança de taxas internas e a orquestração do <text:span text:style-name="T1">Split de Pagamento</text:span> para o PSP Regulado (garantindo <text:span text:style-name="T1">não-custódia</text:span>).</text:p>
      <text:h text:style-name="Heading_20_2" text:outline-level="2">🔗 5. Open Finance Layer</text:h>
      <text:p text:style-name="Text_20_body"><text:span text:style-name="T1">Função:</text:span> Intermedia a comunicação e as operações reguladas via Open Finance (Banco Central), focando em consentimento de dados e iniciação de pagamentos (PIX).</text:p>
      <text:h text:style-name="Heading_20_2" text:outline-level="2">🔒 6. Ledger Blockchain</text:h>
      <text:p text:style-name="Text_20_body"><text:span text:style-name="T1">Função:</text:span> O módulo de <text:span text:style-name="T1">Auditoria Imutável</text:span>. Grava eventos críticos de forma inalterável, servindo como a fonte final de verdade para <text:span text:style-name="T2">compliance</text:span> e disputas.</text:p>
      <text:h text:style-name="Heading_20_2" text:outline-level="2">⚖️ 7. Compliance Console</text:h>
      <text:p text:style-name="Text_20_body"><text:span text:style-name="T1">Função:</text:span> O ponto de verificação para o time de <text:span text:style-name="T2">Compliance</text:span>, acessando logs detalhados e o status das conformidades regulatórias (LGPD, PCI DSS).</text:p>
      <text:h text:style-name="Heading_20_2" text:outline-level="2">🔐 8. Autenticação e Segurança</text:h>
      <text:p text:style-name="Text_20_body"><text:span text:style-name="T1">Função:</text:span> Garante a identidade e a gestão de sessões em todo o ecossistema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1T09:29:57.717000000</meta:creation-date>
    <dc:date>2025-11-01T09:53:27.328000000</dc:date>
    <meta:editing-duration>PT3M18S</meta:editing-duration>
    <meta:editing-cycles>3</meta:editing-cycles>
    <meta:generator>LibreOffice/7.3.2.2$Windows_X86_64 LibreOffice_project/49f2b1bff42cfccbd8f788c8dc32c1c309559be0</meta:generator>
    <meta:document-statistic meta:table-count="3" meta:image-count="0" meta:object-count="0" meta:page-count="12" meta:paragraph-count="429" meta:word-count="1935" meta:character-count="16233" meta:non-whitespace-character-count="13047"/>
  </office:meta>
</office:document-meta>
</file>